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en" fo:country="US" fo:font-weight="normal" officeooo:rsid="0149217e" officeooo:paragraph-rsid="0149217e" style:font-weight-asian="normal" style:font-weight-complex="normal"/>
    </style:style>
    <style:style style:name="P2" style:family="paragraph" style:parent-style-name="Standard">
      <style:paragraph-properties fo:text-align="start" style:justify-single-word="false"/>
      <style:text-properties fo:language="en" fo:country="US" fo:font-weight="normal" officeooo:rsid="01493293" officeooo:paragraph-rsid="01493293" style:font-weight-asian="normal" style:font-weight-complex="normal"/>
    </style:style>
    <style:style style:name="P3" style:family="paragraph" style:parent-style-name="Standard">
      <style:paragraph-properties fo:text-align="start" style:justify-single-word="false"/>
      <style:text-properties fo:language="en" fo:country="US" fo:font-weight="normal" officeooo:rsid="014aea07" officeooo:paragraph-rsid="014aea07"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14d591c" officeooo:paragraph-rsid="014d591c" style:font-weight-asian="normal" style:font-weight-complex="normal"/>
    </style:style>
    <style:style style:name="P5" style:family="paragraph" style:parent-style-name="Standard">
      <style:paragraph-properties fo:text-align="start" style:justify-single-word="false"/>
      <style:text-properties fo:language="en" fo:country="US" fo:font-weight="normal" officeooo:rsid="015edbae" officeooo:paragraph-rsid="015edbae" style:font-weight-asian="normal" style:font-weight-complex="normal"/>
    </style:style>
    <style:style style:name="P6" style:family="paragraph" style:parent-style-name="Standard">
      <style:paragraph-properties fo:text-align="start" style:justify-single-word="false"/>
      <style:text-properties fo:language="en" fo:country="US" fo:font-weight="normal" officeooo:rsid="016234a8" officeooo:paragraph-rsid="016234a8" style:font-weight-asian="normal" style:font-weight-complex="normal"/>
    </style:style>
    <style:style style:name="P7" style:family="paragraph" style:parent-style-name="Standard">
      <style:paragraph-properties fo:text-align="start" style:justify-single-word="false"/>
      <style:text-properties fo:language="en" fo:country="US" fo:font-weight="normal" officeooo:rsid="016314b5" officeooo:paragraph-rsid="016314b5" style:font-weight-asian="normal" style:font-weight-complex="normal"/>
    </style:style>
    <style:style style:name="P8" style:family="paragraph" style:parent-style-name="Standard">
      <style:paragraph-properties fo:text-align="start" style:justify-single-word="false"/>
      <style:text-properties fo:language="en" fo:country="US" fo:font-weight="normal" officeooo:rsid="0164bdd9" officeooo:paragraph-rsid="0164bdd9" style:font-weight-asian="normal" style:font-weight-complex="normal"/>
    </style:style>
    <style:style style:name="P9" style:family="paragraph" style:parent-style-name="Standard">
      <style:paragraph-properties fo:text-align="start" style:justify-single-word="false"/>
      <style:text-properties fo:language="en" fo:country="US" fo:font-weight="normal" officeooo:rsid="01667813" officeooo:paragraph-rsid="0195e0cc" style:font-weight-asian="normal" style:font-weight-complex="normal"/>
    </style:style>
    <style:style style:name="P10" style:family="paragraph" style:parent-style-name="Standard">
      <style:paragraph-properties fo:text-align="start" style:justify-single-word="false"/>
      <style:text-properties fo:language="en" fo:country="US" fo:font-weight="normal" officeooo:rsid="01687d76" officeooo:paragraph-rsid="01687d76"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16b4a14" officeooo:paragraph-rsid="016b4a14" style:font-weight-asian="normal" style:font-weight-complex="normal"/>
    </style:style>
    <style:style style:name="P12" style:family="paragraph" style:parent-style-name="Standard">
      <style:paragraph-properties fo:text-align="start" style:justify-single-word="false"/>
      <style:text-properties fo:language="en" fo:country="US" fo:font-weight="normal" officeooo:rsid="01701c06" officeooo:paragraph-rsid="01701c06" style:font-weight-asian="normal" style:font-weight-complex="normal"/>
    </style:style>
    <style:style style:name="P13" style:family="paragraph" style:parent-style-name="Standard">
      <style:paragraph-properties fo:text-align="start" style:justify-single-word="false"/>
      <style:text-properties fo:language="en" fo:country="US" fo:font-weight="normal" officeooo:rsid="0192eb40" officeooo:paragraph-rsid="0192eb40" style:font-weight-asian="normal" style:font-weight-complex="normal"/>
    </style:style>
    <style:style style:name="P14" style:family="paragraph" style:parent-style-name="Standard">
      <style:paragraph-properties fo:text-align="start" style:justify-single-word="false"/>
      <style:text-properties fo:language="en" fo:country="US" fo:font-weight="bold" officeooo:rsid="015edbae" officeooo:paragraph-rsid="015edbae" style:font-weight-asian="bold" style:font-weight-complex="bold"/>
    </style:style>
    <style:style style:name="P15" style:family="paragraph" style:parent-style-name="Standard">
      <style:paragraph-properties fo:text-align="start" style:justify-single-word="false"/>
      <style:text-properties fo:language="de" fo:country="DE" fo:font-weight="bold" officeooo:rsid="00548ba9" officeooo:paragraph-rsid="00548ba9" style:font-weight-asian="bold" style:font-weight-complex="bold"/>
    </style:style>
    <style:style style:name="P16" style:family="paragraph" style:parent-style-name="Standard">
      <style:paragraph-properties fo:text-align="start" style:justify-single-word="false"/>
      <style:text-properties fo:language="de" fo:country="DE" fo:font-weight="bold" officeooo:rsid="00b65d16" officeooo:paragraph-rsid="00b65d16" style:font-weight-asian="bold" style:font-weight-complex="bold"/>
    </style:style>
    <style:style style:name="P17" style:family="paragraph" style:parent-style-name="Standard">
      <style:paragraph-properties fo:text-align="start" style:justify-single-word="false"/>
      <style:text-properties fo:language="de" fo:country="DE" fo:font-weight="bold" officeooo:rsid="00d3a643" officeooo:paragraph-rsid="00d3a643" style:font-weight-asian="bold" style:font-weight-complex="bold"/>
    </style:style>
    <style:style style:name="P18" style:family="paragraph" style:parent-style-name="Standard">
      <style:paragraph-properties fo:text-align="start" style:justify-single-word="false"/>
      <style:text-properties fo:language="de" fo:country="DE" fo:font-weight="bold" officeooo:rsid="00d4a4b2" officeooo:paragraph-rsid="00d4a4b2" style:font-weight-asian="bold" style:font-weight-complex="bold"/>
    </style:style>
    <style:style style:name="P19" style:family="paragraph" style:parent-style-name="Standard">
      <style:paragraph-properties fo:text-align="start" style:justify-single-word="false"/>
      <style:text-properties fo:language="de" fo:country="DE" fo:font-weight="bold" officeooo:rsid="00e77bc0" officeooo:paragraph-rsid="00e77bc0" style:font-weight-asian="bold" style:font-weight-complex="bold"/>
    </style:style>
    <style:style style:name="P20" style:family="paragraph" style:parent-style-name="Standard">
      <style:paragraph-properties fo:text-align="start" style:justify-single-word="false"/>
      <style:text-properties fo:language="de" fo:country="DE" fo:font-weight="bold" officeooo:rsid="00f60f87" officeooo:paragraph-rsid="00f60f87" style:font-weight-asian="bold" style:font-weight-complex="bold"/>
    </style:style>
    <style:style style:name="P21" style:family="paragraph" style:parent-style-name="Standard">
      <style:paragraph-properties fo:text-align="start" style:justify-single-word="false"/>
      <style:text-properties fo:language="de" fo:country="DE" fo:font-weight="bold" officeooo:rsid="00fa0393" officeooo:paragraph-rsid="00fa0393" style:font-weight-asian="bold" style:font-weight-complex="bold"/>
    </style:style>
    <style:style style:name="P22" style:family="paragraph" style:parent-style-name="Standard">
      <style:paragraph-properties fo:text-align="start" style:justify-single-word="false"/>
      <style:text-properties fo:language="de" fo:country="DE" fo:font-weight="bold" officeooo:rsid="00fa0393" officeooo:paragraph-rsid="0111e00b" style:font-weight-asian="bold" style:font-weight-complex="bold"/>
    </style:style>
    <style:style style:name="P23" style:family="paragraph" style:parent-style-name="Standard">
      <style:paragraph-properties fo:text-align="start" style:justify-single-word="false"/>
      <style:text-properties fo:language="de" fo:country="DE" fo:font-weight="bold" officeooo:rsid="010426a3" officeooo:paragraph-rsid="010426a3" style:font-weight-asian="bold" style:font-weight-complex="bold"/>
    </style:style>
    <style:style style:name="P24" style:family="paragraph" style:parent-style-name="Standard">
      <style:paragraph-properties fo:text-align="start" style:justify-single-word="false"/>
      <style:text-properties fo:language="de" fo:country="DE" fo:font-weight="bold" officeooo:rsid="010426a3" officeooo:paragraph-rsid="01648dce" style:font-weight-asian="bold" style:font-weight-complex="bold"/>
    </style:style>
    <style:style style:name="P25" style:family="paragraph" style:parent-style-name="Standard">
      <style:paragraph-properties fo:text-align="start" style:justify-single-word="false"/>
      <style:text-properties fo:language="de" fo:country="DE" fo:font-weight="bold" officeooo:rsid="01248ebd" officeooo:paragraph-rsid="01248ebd" style:font-weight-asian="bold" style:font-weight-complex="bold"/>
    </style:style>
    <style:style style:name="P26" style:family="paragraph" style:parent-style-name="Standard">
      <style:paragraph-properties fo:text-align="start" style:justify-single-word="false"/>
      <style:text-properties fo:language="de" fo:country="DE" fo:font-weight="bold" officeooo:rsid="015b9ad1" officeooo:paragraph-rsid="015b9ad1" style:font-weight-asian="bold" style:font-weight-complex="bold"/>
    </style:style>
    <style:style style:name="P27" style:family="paragraph" style:parent-style-name="Standard">
      <style:paragraph-properties fo:text-align="start" style:justify-single-word="false"/>
      <style:text-properties fo:language="de" fo:country="DE" fo:font-weight="bold" officeooo:rsid="018c4e52" officeooo:paragraph-rsid="018c4e52" style:font-weight-asian="bold" style:font-weight-complex="bold"/>
    </style:style>
    <style:style style:name="P28" style:family="paragraph" style:parent-style-name="Standard">
      <style:paragraph-properties fo:text-align="start" style:justify-single-word="false"/>
      <style:text-properties fo:language="de" fo:country="DE" fo:font-weight="normal" officeooo:rsid="0013e5f4" officeooo:paragraph-rsid="0013e5f4" style:font-weight-asian="normal" style:font-weight-complex="normal"/>
    </style:style>
    <style:style style:name="P29" style:family="paragraph" style:parent-style-name="Standard">
      <style:paragraph-properties fo:text-align="start" style:justify-single-word="false"/>
      <style:text-properties fo:language="de" fo:country="DE" fo:font-weight="normal" officeooo:rsid="0013e5f4" officeooo:paragraph-rsid="001b592b" style:font-weight-asian="normal" style:font-weight-complex="normal"/>
    </style:style>
    <style:style style:name="P30" style:family="paragraph" style:parent-style-name="Standard">
      <style:paragraph-properties fo:text-align="start" style:justify-single-word="false"/>
      <style:text-properties fo:language="de" fo:country="DE" fo:font-weight="normal" officeooo:rsid="0013e5f4" officeooo:paragraph-rsid="0022f17e" style:font-weight-asian="normal" style:font-weight-complex="normal"/>
    </style:style>
    <style:style style:name="P31" style:family="paragraph" style:parent-style-name="Standard">
      <style:paragraph-properties fo:text-align="start" style:justify-single-word="false"/>
      <style:text-properties fo:language="de" fo:country="DE" fo:font-weight="normal" officeooo:rsid="0013e5f4" officeooo:paragraph-rsid="002b07a3" style:font-weight-asian="normal" style:font-weight-complex="normal"/>
    </style:style>
    <style:style style:name="P32" style:family="paragraph" style:parent-style-name="Standard">
      <style:paragraph-properties fo:text-align="start" style:justify-single-word="false"/>
      <style:text-properties fo:language="de" fo:country="DE" fo:font-weight="normal" officeooo:rsid="002378d1" officeooo:paragraph-rsid="002378d1" style:font-weight-asian="normal" style:font-weight-complex="normal"/>
    </style:style>
    <style:style style:name="P33" style:family="paragraph" style:parent-style-name="Standard">
      <style:paragraph-properties fo:text-align="start" style:justify-single-word="false"/>
      <style:text-properties fo:language="de" fo:country="DE" fo:font-weight="normal" officeooo:rsid="00294779" officeooo:paragraph-rsid="00294779" style:font-weight-asian="normal" style:font-weight-complex="normal"/>
    </style:style>
    <style:style style:name="P34" style:family="paragraph" style:parent-style-name="Standard">
      <style:paragraph-properties fo:text-align="start" style:justify-single-word="false"/>
      <style:text-properties fo:language="de" fo:country="DE" fo:font-weight="normal" officeooo:rsid="002b07a3" officeooo:paragraph-rsid="002b07a3" style:font-weight-asian="normal" style:font-weight-complex="normal"/>
    </style:style>
    <style:style style:name="P35" style:family="paragraph" style:parent-style-name="Standard">
      <style:paragraph-properties fo:text-align="start" style:justify-single-word="false"/>
      <style:text-properties fo:language="de" fo:country="DE" fo:font-weight="normal" officeooo:rsid="002f2348" officeooo:paragraph-rsid="003bbfc3" style:font-weight-asian="normal" style:font-weight-complex="normal"/>
    </style:style>
    <style:style style:name="P36" style:family="paragraph" style:parent-style-name="Standard">
      <style:paragraph-properties fo:text-align="start" style:justify-single-word="false"/>
      <style:text-properties fo:language="de" fo:country="DE" fo:font-weight="normal" officeooo:rsid="002f2348" officeooo:paragraph-rsid="003cebe4" style:font-weight-asian="normal" style:font-weight-complex="normal"/>
    </style:style>
    <style:style style:name="P37" style:family="paragraph" style:parent-style-name="Standard">
      <style:paragraph-properties fo:text-align="start" style:justify-single-word="false"/>
      <style:text-properties fo:language="de" fo:country="DE" fo:font-weight="normal" officeooo:rsid="002f2348" officeooo:paragraph-rsid="00709f6b" style:font-weight-asian="normal" style:font-weight-complex="normal"/>
    </style:style>
    <style:style style:name="P38" style:family="paragraph" style:parent-style-name="Standard">
      <style:paragraph-properties fo:text-align="start" style:justify-single-word="false"/>
      <style:text-properties fo:language="de" fo:country="DE" fo:font-weight="normal" officeooo:rsid="00548ba9" officeooo:paragraph-rsid="00548ba9" style:font-weight-asian="normal" style:font-weight-complex="normal"/>
    </style:style>
    <style:style style:name="P39" style:family="paragraph" style:parent-style-name="Standard">
      <style:paragraph-properties fo:text-align="start" style:justify-single-word="false"/>
      <style:text-properties fo:language="de" fo:country="DE" fo:font-weight="normal" officeooo:rsid="00548ba9" officeooo:paragraph-rsid="0055b473" style:font-weight-asian="normal" style:font-weight-complex="normal"/>
    </style:style>
    <style:style style:name="P40" style:family="paragraph" style:parent-style-name="Standard">
      <style:paragraph-properties fo:text-align="start" style:justify-single-word="false"/>
      <style:text-properties fo:language="de" fo:country="DE" fo:font-weight="normal" officeooo:rsid="00574792" officeooo:paragraph-rsid="00574792" style:font-weight-asian="normal" style:font-weight-complex="normal"/>
    </style:style>
    <style:style style:name="P41" style:family="paragraph" style:parent-style-name="Standard">
      <style:paragraph-properties fo:text-align="start" style:justify-single-word="false"/>
      <style:text-properties fo:language="de" fo:country="DE" fo:font-weight="normal" officeooo:rsid="00574792" officeooo:paragraph-rsid="00806a81" style:font-weight-asian="normal" style:font-weight-complex="normal"/>
    </style:style>
    <style:style style:name="P42" style:family="paragraph" style:parent-style-name="Standard">
      <style:paragraph-properties fo:text-align="start" style:justify-single-word="false"/>
      <style:text-properties fo:language="de" fo:country="DE" fo:font-weight="normal" officeooo:rsid="00574792" officeooo:paragraph-rsid="0096566f" style:font-weight-asian="normal" style:font-weight-complex="normal"/>
    </style:style>
    <style:style style:name="P43" style:family="paragraph" style:parent-style-name="Standard">
      <style:paragraph-properties fo:text-align="start" style:justify-single-word="false"/>
      <style:text-properties fo:language="de" fo:country="DE" fo:font-weight="normal" officeooo:rsid="0059f7a2" officeooo:paragraph-rsid="0059f7a2" style:font-weight-asian="normal" style:font-weight-complex="normal"/>
    </style:style>
    <style:style style:name="P44" style:family="paragraph" style:parent-style-name="Standard">
      <style:paragraph-properties fo:text-align="start" style:justify-single-word="false"/>
      <style:text-properties fo:language="de" fo:country="DE" fo:font-weight="normal" officeooo:rsid="0059f7a2" officeooo:paragraph-rsid="0059f9ed" style:font-weight-asian="normal" style:font-weight-complex="normal"/>
    </style:style>
    <style:style style:name="P45" style:family="paragraph" style:parent-style-name="Standard">
      <style:paragraph-properties fo:text-align="start" style:justify-single-word="false"/>
      <style:text-properties fo:language="de" fo:country="DE" fo:font-weight="normal" officeooo:rsid="0076e604" officeooo:paragraph-rsid="0076e604" style:font-weight-asian="normal" style:font-weight-complex="normal"/>
    </style:style>
    <style:style style:name="P46" style:family="paragraph" style:parent-style-name="Standard">
      <style:paragraph-properties fo:text-align="start" style:justify-single-word="false"/>
      <style:text-properties fo:language="de" fo:country="DE" fo:font-weight="normal" officeooo:rsid="007c2d1c" officeooo:paragraph-rsid="007c2d1c" style:font-weight-asian="normal" style:font-weight-complex="normal"/>
    </style:style>
    <style:style style:name="P47" style:family="paragraph" style:parent-style-name="Standard">
      <style:paragraph-properties fo:text-align="start" style:justify-single-word="false"/>
      <style:text-properties fo:language="de" fo:country="DE" fo:font-weight="normal" officeooo:rsid="007c2d1c" officeooo:paragraph-rsid="007d4b85" style:font-weight-asian="normal" style:font-weight-complex="normal"/>
    </style:style>
    <style:style style:name="P48" style:family="paragraph" style:parent-style-name="Standard">
      <style:paragraph-properties fo:text-align="start" style:justify-single-word="false"/>
      <style:text-properties fo:language="de" fo:country="DE" fo:font-weight="normal" officeooo:rsid="00a473ba" officeooo:paragraph-rsid="00a473ba" style:font-weight-asian="normal" style:font-weight-complex="normal"/>
    </style:style>
    <style:style style:name="P49" style:family="paragraph" style:parent-style-name="Standard">
      <style:paragraph-properties fo:text-align="start" style:justify-single-word="false"/>
      <style:text-properties fo:language="de" fo:country="DE" fo:font-weight="normal" officeooo:rsid="00a51ab2" officeooo:paragraph-rsid="00a51ab2" style:font-weight-asian="normal" style:font-weight-complex="normal"/>
    </style:style>
    <style:style style:name="P50" style:family="paragraph" style:parent-style-name="Standard">
      <style:paragraph-properties fo:text-align="start" style:justify-single-word="false"/>
      <style:text-properties fo:language="de" fo:country="DE" fo:font-weight="normal" officeooo:rsid="00a744ab" officeooo:paragraph-rsid="00a744ab" style:font-weight-asian="normal" style:font-weight-complex="normal"/>
    </style:style>
    <style:style style:name="P51" style:family="paragraph" style:parent-style-name="Standard">
      <style:paragraph-properties fo:text-align="start" style:justify-single-word="false"/>
      <style:text-properties fo:language="de" fo:country="DE" fo:font-weight="normal" officeooo:rsid="00b4ec54" officeooo:paragraph-rsid="00bee4ea" style:font-weight-asian="normal" style:font-weight-complex="normal"/>
    </style:style>
    <style:style style:name="P52" style:family="paragraph" style:parent-style-name="Standard">
      <style:paragraph-properties fo:text-align="start" style:justify-single-word="false"/>
      <style:text-properties fo:language="de" fo:country="DE" fo:font-weight="normal" officeooo:rsid="00b7fbc5" officeooo:paragraph-rsid="00b7fbc5" style:font-weight-asian="normal" style:font-weight-complex="normal"/>
    </style:style>
    <style:style style:name="P53" style:family="paragraph" style:parent-style-name="Standard">
      <style:paragraph-properties fo:text-align="start" style:justify-single-word="false"/>
      <style:text-properties fo:language="de" fo:country="DE" fo:font-weight="normal" officeooo:rsid="00bbb002" officeooo:paragraph-rsid="00ca3b4b" style:font-weight-asian="normal" style:font-weight-complex="normal"/>
    </style:style>
    <style:style style:name="P54" style:family="paragraph" style:parent-style-name="Standard">
      <style:paragraph-properties fo:text-align="start" style:justify-single-word="false"/>
      <style:text-properties fo:language="de" fo:country="DE" fo:font-weight="normal" officeooo:rsid="00d1e99e" officeooo:paragraph-rsid="00d1e99e" style:font-weight-asian="normal" style:font-weight-complex="normal"/>
    </style:style>
    <style:style style:name="P55" style:family="paragraph" style:parent-style-name="Standard">
      <style:paragraph-properties fo:text-align="start" style:justify-single-word="false"/>
      <style:text-properties fo:language="de" fo:country="DE" fo:font-weight="normal" officeooo:rsid="00dafe54" officeooo:paragraph-rsid="017d0e3b" style:font-weight-asian="normal" style:font-weight-complex="normal"/>
    </style:style>
    <style:style style:name="P56" style:family="paragraph" style:parent-style-name="Standard">
      <style:paragraph-properties fo:text-align="start" style:justify-single-word="false"/>
      <style:text-properties fo:language="de" fo:country="DE" fo:font-weight="normal" officeooo:rsid="00e4dff9" officeooo:paragraph-rsid="00e4dff9" style:font-weight-asian="normal" style:font-weight-complex="normal"/>
    </style:style>
    <style:style style:name="P57" style:family="paragraph" style:parent-style-name="Standard">
      <style:paragraph-properties fo:text-align="start" style:justify-single-word="false"/>
      <style:text-properties fo:language="de" fo:country="DE" fo:font-weight="normal" officeooo:rsid="00e500fb" officeooo:paragraph-rsid="00e64ae1" style:font-weight-asian="normal" style:font-weight-complex="normal"/>
    </style:style>
    <style:style style:name="P58" style:family="paragraph" style:parent-style-name="Standard">
      <style:paragraph-properties fo:text-align="start" style:justify-single-word="false"/>
      <style:text-properties fo:language="de" fo:country="DE" fo:font-weight="normal" officeooo:rsid="00e77bc0" officeooo:paragraph-rsid="00e77bc0" style:font-weight-asian="normal" style:font-weight-complex="normal"/>
    </style:style>
    <style:style style:name="P59" style:family="paragraph" style:parent-style-name="Standard">
      <style:paragraph-properties fo:text-align="start" style:justify-single-word="false"/>
      <style:text-properties fo:language="de" fo:country="DE" fo:font-weight="normal" officeooo:rsid="00e9ecdb" officeooo:paragraph-rsid="00e9ecdb" style:font-weight-asian="normal" style:font-weight-complex="normal"/>
    </style:style>
    <style:style style:name="P60" style:family="paragraph" style:parent-style-name="Standard">
      <style:paragraph-properties fo:text-align="start" style:justify-single-word="false"/>
      <style:text-properties fo:language="de" fo:country="DE" fo:font-weight="normal" officeooo:rsid="00eec12f" officeooo:paragraph-rsid="00f00528" style:font-weight-asian="normal" style:font-weight-complex="normal"/>
    </style:style>
    <style:style style:name="P61" style:family="paragraph" style:parent-style-name="Standard">
      <style:paragraph-properties fo:text-align="start" style:justify-single-word="false"/>
      <style:text-properties fo:language="de" fo:country="DE" fo:font-weight="normal" officeooo:rsid="00f79503" officeooo:paragraph-rsid="00f79503" style:font-weight-asian="normal" style:font-weight-complex="normal"/>
    </style:style>
    <style:style style:name="P62" style:family="paragraph" style:parent-style-name="Standard">
      <style:paragraph-properties fo:text-align="start" style:justify-single-word="false"/>
      <style:text-properties fo:language="de" fo:country="DE" fo:font-weight="normal" officeooo:rsid="00fa0393" officeooo:paragraph-rsid="00fa0393" style:font-weight-asian="normal" style:font-weight-complex="normal"/>
    </style:style>
    <style:style style:name="P63" style:family="paragraph" style:parent-style-name="Standard">
      <style:paragraph-properties fo:text-align="start" style:justify-single-word="false"/>
      <style:text-properties fo:language="de" fo:country="DE" fo:font-weight="normal" officeooo:rsid="010101aa" officeooo:paragraph-rsid="010101aa" style:font-weight-asian="normal" style:font-weight-complex="normal"/>
    </style:style>
    <style:style style:name="P64" style:family="paragraph" style:parent-style-name="Standard">
      <style:paragraph-properties fo:text-align="start" style:justify-single-word="false"/>
      <style:text-properties fo:language="de" fo:country="DE" fo:font-weight="normal" officeooo:rsid="010101aa" officeooo:paragraph-rsid="01024800" style:font-weight-asian="normal" style:font-weight-complex="normal"/>
    </style:style>
    <style:style style:name="P65" style:family="paragraph" style:parent-style-name="Standard">
      <style:paragraph-properties fo:text-align="start" style:justify-single-word="false"/>
      <style:text-properties fo:language="de" fo:country="DE" fo:font-weight="normal" officeooo:rsid="010101aa" officeooo:paragraph-rsid="011470ca" style:font-weight-asian="normal" style:font-weight-complex="normal"/>
    </style:style>
    <style:style style:name="P66" style:family="paragraph" style:parent-style-name="Standard">
      <style:paragraph-properties fo:text-align="start" style:justify-single-word="false"/>
      <style:text-properties fo:language="de" fo:country="DE" fo:font-weight="normal" officeooo:rsid="0111e00b" officeooo:paragraph-rsid="0111e00b" style:font-weight-asian="normal" style:font-weight-complex="normal"/>
    </style:style>
    <style:style style:name="P67" style:family="paragraph" style:parent-style-name="Standard">
      <style:paragraph-properties fo:text-align="start" style:justify-single-word="false"/>
      <style:text-properties fo:language="de" fo:country="DE" fo:font-weight="normal" officeooo:rsid="0111f5ad" officeooo:paragraph-rsid="0111f5ad" style:font-weight-asian="normal" style:font-weight-complex="normal"/>
    </style:style>
    <style:style style:name="P68" style:family="paragraph" style:parent-style-name="Standard">
      <style:paragraph-properties fo:text-align="start" style:justify-single-word="false"/>
      <style:text-properties fo:language="de" fo:country="DE" fo:font-weight="normal" officeooo:rsid="011309ce" officeooo:paragraph-rsid="011309ce" style:font-weight-asian="normal" style:font-weight-complex="normal"/>
    </style:style>
    <style:style style:name="P69" style:family="paragraph" style:parent-style-name="Standard">
      <style:paragraph-properties fo:text-align="start" style:justify-single-word="false"/>
      <style:text-properties fo:language="de" fo:country="DE" fo:font-weight="normal" officeooo:rsid="01345219" officeooo:paragraph-rsid="01345219" style:font-weight-asian="normal" style:font-weight-complex="normal"/>
    </style:style>
    <style:style style:name="P70" style:family="paragraph" style:parent-style-name="Standard">
      <style:paragraph-properties fo:text-align="start" style:justify-single-word="false"/>
      <style:text-properties fo:language="de" fo:country="DE" fo:font-weight="normal" officeooo:rsid="01348278" officeooo:paragraph-rsid="01348278" style:font-weight-asian="normal" style:font-weight-complex="normal"/>
    </style:style>
    <style:style style:name="P71" style:family="paragraph" style:parent-style-name="Standard">
      <style:paragraph-properties fo:text-align="start" style:justify-single-word="false"/>
      <style:text-properties fo:language="de" fo:country="DE" fo:font-weight="normal" officeooo:rsid="0135b279" officeooo:paragraph-rsid="0135b279" style:font-weight-asian="normal" style:font-weight-complex="normal"/>
    </style:style>
    <style:style style:name="P72" style:family="paragraph" style:parent-style-name="Standard">
      <style:paragraph-properties fo:text-align="start" style:justify-single-word="false"/>
      <style:text-properties fo:language="de" fo:country="DE" fo:font-weight="normal" officeooo:rsid="0137677a" officeooo:paragraph-rsid="0137677a" style:font-weight-asian="normal" style:font-weight-complex="normal"/>
    </style:style>
    <style:style style:name="P73" style:family="paragraph" style:parent-style-name="Standard">
      <style:paragraph-properties fo:text-align="start" style:justify-single-word="false"/>
      <style:text-properties fo:language="de" fo:country="DE" fo:font-weight="normal" officeooo:rsid="0138b2bb" officeooo:paragraph-rsid="0138b2bb" style:font-weight-asian="normal" style:font-weight-complex="normal"/>
    </style:style>
    <style:style style:name="P74" style:family="paragraph" style:parent-style-name="Standard">
      <style:paragraph-properties fo:text-align="start" style:justify-single-word="false"/>
      <style:text-properties fo:language="de" fo:country="DE" fo:font-weight="normal" officeooo:rsid="0140ef15" officeooo:paragraph-rsid="0140ef15" style:font-weight-asian="normal" style:font-weight-complex="normal"/>
    </style:style>
    <style:style style:name="P75" style:family="paragraph" style:parent-style-name="Standard">
      <style:paragraph-properties fo:text-align="start" style:justify-single-word="false"/>
      <style:text-properties fo:language="de" fo:country="DE" fo:font-weight="normal" officeooo:rsid="015a1aca" officeooo:paragraph-rsid="015a1aca" style:font-weight-asian="normal" style:font-weight-complex="normal"/>
    </style:style>
    <style:style style:name="P76" style:family="paragraph" style:parent-style-name="Standard">
      <style:paragraph-properties fo:text-align="start" style:justify-single-word="false"/>
      <style:text-properties fo:language="de" fo:country="DE" fo:font-weight="normal" officeooo:rsid="015b9ad1" officeooo:paragraph-rsid="015b9ad1" style:font-weight-asian="normal" style:font-weight-complex="normal"/>
    </style:style>
    <style:style style:name="P77" style:family="paragraph" style:parent-style-name="Standard">
      <style:paragraph-properties fo:text-align="start" style:justify-single-word="false"/>
      <style:text-properties fo:language="de" fo:country="DE" fo:font-weight="normal" officeooo:rsid="0177560b" officeooo:paragraph-rsid="0177560b" style:font-weight-asian="normal" style:font-weight-complex="normal"/>
    </style:style>
    <style:style style:name="P78" style:family="paragraph" style:parent-style-name="Standard">
      <style:paragraph-properties fo:text-align="start" style:justify-single-word="false"/>
      <style:text-properties fo:language="de" fo:country="DE" fo:font-weight="normal" officeooo:rsid="0180bb6a" officeooo:paragraph-rsid="0180bb6a" style:font-weight-asian="normal" style:font-weight-complex="normal"/>
    </style:style>
    <style:style style:name="P79" style:family="paragraph" style:parent-style-name="Standard">
      <style:paragraph-properties fo:text-align="start" style:justify-single-word="false"/>
      <style:text-properties fo:language="de" fo:country="DE" fo:font-weight="normal" officeooo:rsid="0181f7b2" officeooo:paragraph-rsid="0181f7b2" style:font-weight-asian="normal" style:font-weight-complex="normal"/>
    </style:style>
    <style:style style:name="P80" style:family="paragraph" style:parent-style-name="Standard">
      <style:paragraph-properties fo:text-align="start" style:justify-single-word="false"/>
      <style:text-properties fo:language="de" fo:country="DE" fo:font-weight="normal" officeooo:rsid="0183a6ab" officeooo:paragraph-rsid="0183a6ab" style:font-weight-asian="normal" style:font-weight-complex="normal"/>
    </style:style>
    <style:style style:name="P81" style:family="paragraph" style:parent-style-name="Standard">
      <style:paragraph-properties fo:text-align="start" style:justify-single-word="false"/>
      <style:text-properties fo:language="de" fo:country="DE" fo:font-weight="normal" officeooo:rsid="01867a22" officeooo:paragraph-rsid="01867a22" style:font-weight-asian="normal" style:font-weight-complex="normal"/>
    </style:style>
    <style:style style:name="P82" style:family="paragraph" style:parent-style-name="Standard">
      <style:paragraph-properties fo:text-align="start" style:justify-single-word="false"/>
      <style:text-properties fo:language="de" fo:country="DE" fo:font-weight="normal" officeooo:rsid="0187ab36" officeooo:paragraph-rsid="0187ab36" style:font-weight-asian="normal" style:font-weight-complex="normal"/>
    </style:style>
    <style:style style:name="P83" style:family="paragraph" style:parent-style-name="Standard">
      <style:paragraph-properties fo:text-align="start" style:justify-single-word="false"/>
      <style:text-properties fo:language="de" fo:country="DE" fo:font-weight="normal" officeooo:rsid="0188fd58" officeooo:paragraph-rsid="0188fd58" style:font-weight-asian="normal" style:font-weight-complex="normal"/>
    </style:style>
    <style:style style:name="P84" style:family="paragraph" style:parent-style-name="Standard">
      <style:paragraph-properties fo:text-align="start" style:justify-single-word="false"/>
      <style:text-properties fo:language="de" fo:country="DE" fo:font-weight="normal" officeooo:rsid="0189f86f" officeooo:paragraph-rsid="0189f86f" style:font-weight-asian="normal" style:font-weight-complex="normal"/>
    </style:style>
    <style:style style:name="P85" style:family="paragraph" style:parent-style-name="Standard">
      <style:paragraph-properties fo:text-align="start" style:justify-single-word="false"/>
      <style:text-properties fo:language="de" fo:country="DE" fo:font-weight="normal" officeooo:rsid="018c4e52" officeooo:paragraph-rsid="0191b2bb" style:font-weight-asian="normal" style:font-weight-complex="normal"/>
    </style:style>
    <style:style style:name="P86" style:family="paragraph" style:parent-style-name="Standard">
      <style:paragraph-properties fo:text-align="start" style:justify-single-word="false"/>
      <style:text-properties fo:language="de" fo:country="DE" fo:font-weight="normal" officeooo:rsid="018e4fe1" officeooo:paragraph-rsid="018e4fe1" style:font-weight-asian="normal" style:font-weight-complex="normal"/>
    </style:style>
    <style:style style:name="P87" style:family="paragraph" style:parent-style-name="Standard">
      <style:paragraph-properties fo:text-align="start" style:justify-single-word="false"/>
      <style:text-properties fo:language="de" fo:country="DE" fo:font-weight="normal" officeooo:rsid="018f991f" officeooo:paragraph-rsid="018f991f" style:font-weight-asian="normal" style:font-weight-complex="normal"/>
    </style:style>
    <style:style style:name="P88" style:family="paragraph" style:parent-style-name="Standard">
      <style:paragraph-properties fo:text-align="start" style:justify-single-word="false"/>
      <style:text-properties fo:language="de" fo:country="DE" fo:font-weight="normal" officeooo:rsid="0190c10e" officeooo:paragraph-rsid="0190c10e" style:font-weight-asian="normal" style:font-weight-complex="normal"/>
    </style:style>
    <style:style style:name="P89" style:family="paragraph" style:parent-style-name="Standard">
      <style:paragraph-properties fo:text-align="start" style:justify-single-word="false"/>
      <style:text-properties fo:language="de" fo:country="DE" fo:font-weight="normal" officeooo:rsid="019e4180" officeooo:paragraph-rsid="019e4180" style:font-weight-asian="normal" style:font-weight-complex="normal"/>
    </style:style>
    <style:style style:name="P90" style:family="paragraph" style:parent-style-name="Standard">
      <style:paragraph-properties fo:text-align="start" style:justify-single-word="false"/>
      <style:text-properties fo:language="de" fo:country="DE" fo:font-weight="normal" officeooo:rsid="019e4180" officeooo:paragraph-rsid="01aec212" style:font-weight-asian="normal" style:font-weight-complex="normal"/>
    </style:style>
    <style:style style:name="P91" style:family="paragraph" style:parent-style-name="Standard">
      <style:paragraph-properties fo:text-align="center" style:justify-single-word="false"/>
      <style:text-properties fo:font-size="16pt" fo:language="de" fo:country="DE" fo:font-weight="bold" officeooo:rsid="0013e5f4" officeooo:paragraph-rsid="0070f4ea" style:font-size-asian="16pt" style:font-weight-asian="bold" style:font-size-complex="16pt" style:font-weight-complex="bold"/>
    </style:style>
    <style:style style:name="P92" style:family="paragraph" style:parent-style-name="Standard">
      <style:paragraph-properties fo:text-align="start" style:justify-single-word="false" fo:break-before="page"/>
      <style:text-properties fo:font-size="16pt" fo:language="de" fo:country="DE" fo:font-weight="bold" officeooo:rsid="00e77bc0" officeooo:paragraph-rsid="00e77bc0" style:font-size-asian="16pt" style:font-weight-asian="bold" style:font-size-complex="16pt" style:font-weight-complex="bold"/>
    </style:style>
    <style:style style:name="P93" style:family="paragraph" style:parent-style-name="Standard">
      <style:paragraph-properties fo:text-align="start" style:justify-single-word="false"/>
      <style:text-properties fo:font-size="14pt" fo:language="de" fo:country="DE" fo:font-weight="bold" officeooo:rsid="001de33c" officeooo:paragraph-rsid="001de33c" style:font-size-asian="14pt" style:font-weight-asian="bold" style:font-size-complex="14pt" style:font-weight-complex="bold"/>
    </style:style>
    <style:style style:name="P94" style:family="paragraph" style:parent-style-name="Standard">
      <style:paragraph-properties fo:text-align="start" style:justify-single-word="false"/>
      <style:text-properties fo:font-size="14pt" fo:language="de" fo:country="DE" fo:font-weight="bold" officeooo:rsid="00514ed8" officeooo:paragraph-rsid="00514ed8" style:font-size-asian="14pt" style:font-weight-asian="bold" style:font-size-complex="14pt" style:font-weight-complex="bold"/>
    </style:style>
    <style:style style:name="P95" style:family="paragraph" style:parent-style-name="Standard">
      <style:paragraph-properties fo:text-align="start" style:justify-single-word="false" fo:break-before="page"/>
      <style:text-properties fo:font-size="14pt" fo:language="de" fo:country="DE" fo:font-weight="bold" officeooo:rsid="00548ba9" officeooo:paragraph-rsid="00548ba9" style:font-size-asian="14pt" style:font-weight-asian="bold" style:font-size-complex="14pt" style:font-weight-complex="bold"/>
    </style:style>
    <style:style style:name="P96" style:family="paragraph" style:parent-style-name="Standard">
      <style:paragraph-properties fo:text-align="start" style:justify-single-word="false" fo:break-before="page"/>
      <style:text-properties fo:font-size="14pt" fo:language="de" fo:country="DE" fo:font-weight="bold" officeooo:rsid="00b7fbc5" officeooo:paragraph-rsid="00b7fbc5" style:font-size-asian="14pt" style:font-weight-asian="bold" style:font-size-complex="14pt" style:font-weight-complex="bold"/>
    </style:style>
    <style:style style:name="P97" style:family="paragraph" style:parent-style-name="Standard">
      <style:paragraph-properties fo:text-align="start" style:justify-single-word="false"/>
      <style:text-properties fo:font-size="14pt" fo:language="de" fo:country="DE" fo:font-weight="bold" officeooo:rsid="00bcb982" officeooo:paragraph-rsid="00bcb982" style:font-size-asian="14pt" style:font-weight-asian="bold" style:font-size-complex="14pt" style:font-weight-complex="bold"/>
    </style:style>
    <style:style style:name="P98" style:family="paragraph" style:parent-style-name="Standard">
      <style:paragraph-properties fo:text-align="start" style:justify-single-word="false"/>
      <style:text-properties fo:font-size="14pt" fo:language="de" fo:country="DE" fo:font-weight="bold" officeooo:rsid="00e4dff9" officeooo:paragraph-rsid="00e4dff9" style:font-size-asian="14pt" style:font-weight-asian="bold" style:font-size-complex="14pt" style:font-weight-complex="bold"/>
    </style:style>
    <style:style style:name="P99" style:family="paragraph" style:parent-style-name="Standard">
      <style:paragraph-properties fo:text-align="start" style:justify-single-word="false"/>
      <style:text-properties fo:font-size="14pt" fo:language="de" fo:country="DE" fo:font-weight="bold" officeooo:rsid="01248ebd" officeooo:paragraph-rsid="01248ebd" style:font-size-asian="14pt" style:font-weight-asian="bold" style:font-size-complex="14pt" style:font-weight-complex="bold"/>
    </style:style>
    <style:style style:name="P100" style:family="paragraph" style:parent-style-name="Standard">
      <style:paragraph-properties fo:text-align="start" style:justify-single-word="false"/>
      <style:text-properties fo:font-size="14pt" fo:language="de" fo:country="DE" fo:font-weight="bold" officeooo:rsid="0013e5f4" officeooo:paragraph-rsid="0013e5f4" style:font-size-asian="14pt" style:font-weight-asian="bold" style:font-size-complex="14pt" style:font-weight-complex="bold"/>
    </style:style>
    <style:style style:name="P101" style:family="paragraph" style:parent-style-name="Standard">
      <style:paragraph-properties fo:text-align="start" style:justify-single-word="false"/>
      <style:text-properties fo:font-size="14pt" fo:language="de" fo:country="DE" fo:font-weight="bold" officeooo:rsid="002378d1" officeooo:paragraph-rsid="002378d1" style:font-size-asian="14pt" style:font-weight-asian="bold" style:font-size-complex="14pt" style:font-weight-complex="bold"/>
    </style:style>
    <style:style style:name="P102" style:family="paragraph" style:parent-style-name="Standard">
      <style:paragraph-properties fo:text-align="start" style:justify-single-word="false"/>
      <style:text-properties fo:font-size="14pt" fo:language="de" fo:country="DE" fo:font-weight="normal" officeooo:rsid="018c4e52" officeooo:paragraph-rsid="0191b2bb"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font-size="14pt" fo:language="de" fo:country="DE" fo:font-weight="normal" officeooo:rsid="0013e5f4" officeooo:paragraph-rsid="001b592b"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font-size="14pt" fo:language="en" fo:country="US" fo:font-weight="normal" officeooo:rsid="01667813" officeooo:paragraph-rsid="0195e0cc"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font-size="12pt" fo:language="de" fo:country="DE" fo:font-weight="bold" officeooo:rsid="019b3d72" officeooo:paragraph-rsid="019b3d72"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language="de" fo:country="DE" fo:font-weight="bold" officeooo:rsid="01a001a5" officeooo:paragraph-rsid="01a001a5"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language="de" fo:country="DE" fo:font-weight="bold" officeooo:rsid="01a9a05a" officeooo:paragraph-rsid="01a9a05a"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language="de" fo:country="DE" fo:font-weight="normal" officeooo:rsid="00f1ea18" officeooo:paragraph-rsid="00f1ea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language="de" fo:country="DE" fo:font-weight="normal" officeooo:rsid="01a6c8ae" officeooo:paragraph-rsid="01a6c8a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language="de" fo:country="DE" fo:font-weight="normal" officeooo:rsid="01aec212" officeooo:paragraph-rsid="01aec212" style:font-size-asian="10.5pt" style:font-weight-asian="normal" style:font-size-complex="12pt" style:font-weight-complex="normal"/>
    </style:style>
    <style:style style:name="T1" style:family="text">
      <style:text-properties fo:language="en" fo:country="US"/>
    </style:style>
    <style:style style:name="T2" style:family="text">
      <style:text-properties officeooo:rsid="0015d14b"/>
    </style:style>
    <style:style style:name="T3" style:family="text">
      <style:text-properties officeooo:rsid="0016bd1d"/>
    </style:style>
    <style:style style:name="T4" style:family="text">
      <style:text-properties officeooo:rsid="0018053e"/>
    </style:style>
    <style:style style:name="T5" style:family="text">
      <style:text-properties officeooo:rsid="00189ee2"/>
    </style:style>
    <style:style style:name="T6" style:family="text">
      <style:text-properties officeooo:rsid="0019c8a1"/>
    </style:style>
    <style:style style:name="T7" style:family="text">
      <style:text-properties officeooo:rsid="001b592b"/>
    </style:style>
    <style:style style:name="T8" style:family="text">
      <style:text-properties fo:language="de" fo:country="DE"/>
    </style:style>
    <style:style style:name="T9" style:family="text">
      <style:text-properties fo:language="de" fo:country="DE" fo:font-weight="bold" officeooo:rsid="00f1ea18" style:font-weight-asian="bold" style:font-weight-complex="bold"/>
    </style:style>
    <style:style style:name="T10" style:family="text">
      <style:text-properties fo:language="de" fo:country="DE" officeooo:rsid="014a4294"/>
    </style:style>
    <style:style style:name="T11" style:family="text">
      <style:text-properties fo:language="de" fo:country="DE" officeooo:rsid="014a4d86"/>
    </style:style>
    <style:style style:name="T12" style:family="text">
      <style:text-properties fo:language="de" fo:country="DE" officeooo:rsid="01532b43"/>
    </style:style>
    <style:style style:name="T13" style:family="text">
      <style:text-properties fo:language="de" fo:country="DE" officeooo:rsid="016a5327"/>
    </style:style>
    <style:style style:name="T14" style:family="text">
      <style:text-properties fo:language="de" fo:country="DE" officeooo:rsid="016baa20"/>
    </style:style>
    <style:style style:name="T15" style:family="text">
      <style:text-properties fo:language="de" fo:country="DE" officeooo:rsid="016d7be5"/>
    </style:style>
    <style:style style:name="T16" style:family="text">
      <style:text-properties fo:language="de" fo:country="DE" officeooo:rsid="0171419d"/>
    </style:style>
    <style:style style:name="T17" style:family="text">
      <style:text-properties fo:language="de" fo:country="DE" officeooo:rsid="019480f7"/>
    </style:style>
    <style:style style:name="T18" style:family="text">
      <style:text-properties fo:language="de" fo:country="DE" officeooo:rsid="0194ad94"/>
    </style:style>
    <style:style style:name="T19" style:family="text">
      <style:text-properties fo:font-weight="bold" style:font-weight-asian="bold" style:font-weight-complex="bold"/>
    </style:style>
    <style:style style:name="T20" style:family="text">
      <style:text-properties fo:font-weight="bold" officeooo:rsid="001b592b" style:font-weight-asian="bold" style:font-weight-complex="bold"/>
    </style:style>
    <style:style style:name="T21" style:family="text">
      <style:text-properties fo:font-weight="bold" officeooo:rsid="00ccf42a" style:font-weight-asian="bold" style:font-weight-complex="bold"/>
    </style:style>
    <style:style style:name="T22" style:family="text">
      <style:text-properties fo:font-weight="bold" officeooo:rsid="00b9b640" style:font-weight-asian="bold" style:font-weight-complex="bold"/>
    </style:style>
    <style:style style:name="T23" style:family="text">
      <style:text-properties officeooo:rsid="001cd733"/>
    </style:style>
    <style:style style:name="T24" style:family="text">
      <style:text-properties officeooo:rsid="001ec5c1"/>
    </style:style>
    <style:style style:name="T25" style:family="text">
      <style:text-properties officeooo:rsid="001f1ceb"/>
    </style:style>
    <style:style style:name="T26" style:family="text">
      <style:text-properties officeooo:rsid="00201106"/>
    </style:style>
    <style:style style:name="T27" style:family="text">
      <style:text-properties officeooo:rsid="002482d9"/>
    </style:style>
    <style:style style:name="T28" style:family="text">
      <style:text-properties officeooo:rsid="0025cf65"/>
    </style:style>
    <style:style style:name="T29" style:family="text">
      <style:text-properties officeooo:rsid="002e7b0d"/>
    </style:style>
    <style:style style:name="T30" style:family="text">
      <style:text-properties officeooo:rsid="002fa49c"/>
    </style:style>
    <style:style style:name="T31" style:family="text">
      <style:text-properties officeooo:rsid="00315a8e"/>
    </style:style>
    <style:style style:name="T32" style:family="text">
      <style:text-properties officeooo:rsid="00334a4e"/>
    </style:style>
    <style:style style:name="T33" style:family="text">
      <style:text-properties officeooo:rsid="0033f01a"/>
    </style:style>
    <style:style style:name="T34" style:family="text">
      <style:text-properties officeooo:rsid="0039180e"/>
    </style:style>
    <style:style style:name="T35" style:family="text">
      <style:text-properties officeooo:rsid="0039d3dc"/>
    </style:style>
    <style:style style:name="T36" style:family="text">
      <style:text-properties officeooo:rsid="003a3ebe"/>
    </style:style>
    <style:style style:name="T37" style:family="text">
      <style:text-properties officeooo:rsid="003bbfc3"/>
    </style:style>
    <style:style style:name="T38" style:family="text">
      <style:text-properties officeooo:rsid="003cb32f"/>
    </style:style>
    <style:style style:name="T39" style:family="text">
      <style:text-properties officeooo:rsid="003cebe4"/>
    </style:style>
    <style:style style:name="T40" style:family="text">
      <style:text-properties officeooo:rsid="003eaafb"/>
    </style:style>
    <style:style style:name="T41" style:family="text">
      <style:text-properties officeooo:rsid="0041a43d"/>
    </style:style>
    <style:style style:name="T42" style:family="text">
      <style:text-properties officeooo:rsid="004622dc"/>
    </style:style>
    <style:style style:name="T43" style:family="text">
      <style:text-properties officeooo:rsid="00493af9"/>
    </style:style>
    <style:style style:name="T44" style:family="text">
      <style:text-properties officeooo:rsid="004a3153"/>
    </style:style>
    <style:style style:name="T45" style:family="text">
      <style:text-properties officeooo:rsid="004a38c6"/>
    </style:style>
    <style:style style:name="T46" style:family="text">
      <style:text-properties officeooo:rsid="004b0b03"/>
    </style:style>
    <style:style style:name="T47" style:family="text">
      <style:text-properties officeooo:rsid="004b71a4"/>
    </style:style>
    <style:style style:name="T48" style:family="text">
      <style:text-properties officeooo:rsid="004c2e64"/>
    </style:style>
    <style:style style:name="T49" style:family="text">
      <style:text-properties officeooo:rsid="004d6929"/>
    </style:style>
    <style:style style:name="T50" style:family="text">
      <style:text-properties officeooo:rsid="004f6042"/>
    </style:style>
    <style:style style:name="T51" style:family="text">
      <style:text-properties officeooo:rsid="004fe001"/>
    </style:style>
    <style:style style:name="T52" style:family="text">
      <style:text-properties officeooo:rsid="0055b473"/>
    </style:style>
    <style:style style:name="T53" style:family="text">
      <style:text-properties officeooo:rsid="005ca823"/>
    </style:style>
    <style:style style:name="T54" style:family="text">
      <style:text-properties officeooo:rsid="0060958a"/>
    </style:style>
    <style:style style:name="T55" style:family="text">
      <style:text-properties officeooo:rsid="0062afeb"/>
    </style:style>
    <style:style style:name="T56" style:family="text">
      <style:text-properties officeooo:rsid="006682b0"/>
    </style:style>
    <style:style style:name="T57" style:family="text">
      <style:text-properties officeooo:rsid="00676eec"/>
    </style:style>
    <style:style style:name="T58" style:family="text">
      <style:text-properties officeooo:rsid="00682112"/>
    </style:style>
    <style:style style:name="T59" style:family="text">
      <style:text-properties officeooo:rsid="0069509a"/>
    </style:style>
    <style:style style:name="T60" style:family="text">
      <style:text-properties officeooo:rsid="006b0553"/>
    </style:style>
    <style:style style:name="T61" style:family="text">
      <style:text-properties officeooo:rsid="006bb471"/>
    </style:style>
    <style:style style:name="T62" style:family="text">
      <style:text-properties fo:font-size="16pt" style:font-size-asian="16pt" style:font-size-complex="16pt"/>
    </style:style>
    <style:style style:name="T63" style:family="text">
      <style:text-properties fo:font-size="16pt" fo:font-weight="bold" officeooo:rsid="00b9b640" style:font-size-asian="16pt" style:font-weight-asian="bold" style:font-size-complex="16pt" style:font-weight-complex="bold"/>
    </style:style>
    <style:style style:name="T64" style:family="text">
      <style:text-properties fo:font-size="16pt" fo:language="de" fo:country="DE" fo:font-weight="bold" officeooo:rsid="00f1ea18" style:font-size-asian="16pt" style:font-weight-asian="bold" style:font-size-complex="16pt" style:font-weight-complex="bold"/>
    </style:style>
    <style:style style:name="T65" style:family="text">
      <style:text-properties officeooo:rsid="0076e604"/>
    </style:style>
    <style:style style:name="T66" style:family="text">
      <style:text-properties officeooo:rsid="00788d9f"/>
    </style:style>
    <style:style style:name="T67" style:family="text">
      <style:text-properties officeooo:rsid="007a4196"/>
    </style:style>
    <style:style style:name="T68" style:family="text">
      <style:text-properties officeooo:rsid="007d4b85"/>
    </style:style>
    <style:style style:name="T69" style:family="text">
      <style:text-properties officeooo:rsid="008246cd"/>
    </style:style>
    <style:style style:name="T70" style:family="text">
      <style:text-properties officeooo:rsid="00825ee1"/>
    </style:style>
    <style:style style:name="T71" style:family="text">
      <style:text-properties officeooo:rsid="0083fdcc"/>
    </style:style>
    <style:style style:name="T72" style:family="text">
      <style:text-properties officeooo:rsid="0084b0cc"/>
    </style:style>
    <style:style style:name="T73" style:family="text">
      <style:text-properties officeooo:rsid="00856e3c"/>
    </style:style>
    <style:style style:name="T74" style:family="text">
      <style:text-properties officeooo:rsid="0087a8c2"/>
    </style:style>
    <style:style style:name="T75" style:family="text">
      <style:text-properties officeooo:rsid="0089471a"/>
    </style:style>
    <style:style style:name="T76" style:family="text">
      <style:text-properties officeooo:rsid="008abb02"/>
    </style:style>
    <style:style style:name="T77" style:family="text">
      <style:text-properties officeooo:rsid="008bc661"/>
    </style:style>
    <style:style style:name="T78" style:family="text">
      <style:text-properties officeooo:rsid="008ca36d"/>
    </style:style>
    <style:style style:name="T79" style:family="text">
      <style:text-properties officeooo:rsid="00900bed"/>
    </style:style>
    <style:style style:name="T80" style:family="text">
      <style:text-properties officeooo:rsid="0090a32b"/>
    </style:style>
    <style:style style:name="T81" style:family="text">
      <style:text-properties officeooo:rsid="0093d6ef"/>
    </style:style>
    <style:style style:name="T82" style:family="text">
      <style:text-properties officeooo:rsid="00958d76"/>
    </style:style>
    <style:style style:name="T83" style:family="text">
      <style:text-properties officeooo:rsid="009824c1"/>
    </style:style>
    <style:style style:name="T84" style:family="text">
      <style:text-properties officeooo:rsid="00998608"/>
    </style:style>
    <style:style style:name="T85" style:family="text">
      <style:text-properties officeooo:rsid="009b704c"/>
    </style:style>
    <style:style style:name="T86" style:family="text">
      <style:text-properties officeooo:rsid="009c5bc1"/>
    </style:style>
    <style:style style:name="T87" style:family="text">
      <style:text-properties officeooo:rsid="009cb1dd"/>
    </style:style>
    <style:style style:name="T88" style:family="text">
      <style:text-properties officeooo:rsid="009f829c"/>
    </style:style>
    <style:style style:name="T89" style:family="text">
      <style:text-properties officeooo:rsid="00a8edd5"/>
    </style:style>
    <style:style style:name="T90" style:family="text">
      <style:text-properties officeooo:rsid="00a918fe"/>
    </style:style>
    <style:style style:name="T91" style:family="text">
      <style:text-properties officeooo:rsid="00a9ded4"/>
    </style:style>
    <style:style style:name="T92" style:family="text">
      <style:text-properties officeooo:rsid="00aab47f"/>
    </style:style>
    <style:style style:name="T93" style:family="text">
      <style:text-properties officeooo:rsid="00acac5b"/>
    </style:style>
    <style:style style:name="T94" style:family="text">
      <style:text-properties officeooo:rsid="00ad09ea"/>
    </style:style>
    <style:style style:name="T95" style:family="text">
      <style:text-properties officeooo:rsid="00aeff13"/>
    </style:style>
    <style:style style:name="T96" style:family="text">
      <style:text-properties officeooo:rsid="00b65d16"/>
    </style:style>
    <style:style style:name="T97" style:family="text">
      <style:text-properties officeooo:rsid="00bcb982"/>
    </style:style>
    <style:style style:name="T98" style:family="text">
      <style:text-properties officeooo:rsid="00c09918"/>
    </style:style>
    <style:style style:name="T99" style:family="text">
      <style:text-properties officeooo:rsid="00c57806"/>
    </style:style>
    <style:style style:name="T100" style:family="text">
      <style:text-properties officeooo:rsid="00c6fa92"/>
    </style:style>
    <style:style style:name="T101" style:family="text">
      <style:text-properties officeooo:rsid="00c99d34"/>
    </style:style>
    <style:style style:name="T102" style:family="text">
      <style:text-properties officeooo:rsid="00ca3b4b"/>
    </style:style>
    <style:style style:name="T103" style:family="text">
      <style:text-properties officeooo:rsid="00cad1e5"/>
    </style:style>
    <style:style style:name="T104" style:family="text">
      <style:text-properties officeooo:rsid="00cb82bb"/>
    </style:style>
    <style:style style:name="T105" style:family="text">
      <style:text-properties officeooo:rsid="00cc0a26"/>
    </style:style>
    <style:style style:name="T106" style:family="text">
      <style:text-properties officeooo:rsid="00ccf42a"/>
    </style:style>
    <style:style style:name="T107" style:family="text">
      <style:text-properties officeooo:rsid="00cd0b63"/>
    </style:style>
    <style:style style:name="T108" style:family="text">
      <style:text-properties officeooo:rsid="00cf4f3f"/>
    </style:style>
    <style:style style:name="T109" style:family="text">
      <style:text-properties officeooo:rsid="00d1e99e"/>
    </style:style>
    <style:style style:name="T110" style:family="text">
      <style:text-properties officeooo:rsid="00d268cb"/>
    </style:style>
    <style:style style:name="T111" style:family="text">
      <style:text-properties officeooo:rsid="00d3a643"/>
    </style:style>
    <style:style style:name="T112" style:family="text">
      <style:text-properties officeooo:rsid="00d4a781"/>
    </style:style>
    <style:style style:name="T113" style:family="text">
      <style:text-properties officeooo:rsid="00df086d"/>
    </style:style>
    <style:style style:name="T114" style:family="text">
      <style:text-properties officeooo:rsid="00e2e7d4"/>
    </style:style>
    <style:style style:name="T115" style:family="text">
      <style:text-properties officeooo:rsid="00e45c1c"/>
    </style:style>
    <style:style style:name="T116" style:family="text">
      <style:text-properties officeooo:rsid="00e64ae1"/>
    </style:style>
    <style:style style:name="T117" style:family="text">
      <style:text-properties officeooo:rsid="00e8d91b"/>
    </style:style>
    <style:style style:name="T118" style:family="text">
      <style:text-properties officeooo:rsid="00edb914"/>
    </style:style>
    <style:style style:name="T119" style:family="text">
      <style:text-properties officeooo:rsid="00f00528"/>
    </style:style>
    <style:style style:name="T120" style:family="text">
      <style:text-properties officeooo:rsid="00f1ea18"/>
    </style:style>
    <style:style style:name="T121" style:family="text">
      <style:text-properties officeooo:rsid="00f2a74f"/>
    </style:style>
    <style:style style:name="T122" style:family="text">
      <style:text-properties officeooo:rsid="00f2d3c7"/>
    </style:style>
    <style:style style:name="T123" style:family="text">
      <style:text-properties officeooo:rsid="00fbfbfb"/>
    </style:style>
    <style:style style:name="T124" style:family="text">
      <style:text-properties officeooo:rsid="00fd5a1f"/>
    </style:style>
    <style:style style:name="T125" style:family="text">
      <style:text-properties officeooo:rsid="01024800"/>
    </style:style>
    <style:style style:name="T126" style:family="text">
      <style:text-properties officeooo:rsid="01027b8e"/>
    </style:style>
    <style:style style:name="T127" style:family="text">
      <style:text-properties officeooo:rsid="010701d2"/>
    </style:style>
    <style:style style:name="T128" style:family="text">
      <style:text-properties officeooo:rsid="01126bd1"/>
    </style:style>
    <style:style style:name="T129" style:family="text">
      <style:text-properties officeooo:rsid="011309ce"/>
    </style:style>
    <style:style style:name="T130" style:family="text">
      <style:text-properties officeooo:rsid="011470ca"/>
    </style:style>
    <style:style style:name="T131" style:family="text">
      <style:text-properties officeooo:rsid="0114f08e"/>
    </style:style>
    <style:style style:name="T132" style:family="text">
      <style:text-properties officeooo:rsid="0115d0d5"/>
    </style:style>
    <style:style style:name="T133" style:family="text">
      <style:text-properties officeooo:rsid="011b5c0c"/>
    </style:style>
    <style:style style:name="T134" style:family="text">
      <style:text-properties officeooo:rsid="0124b59f"/>
    </style:style>
    <style:style style:name="T135" style:family="text">
      <style:text-properties officeooo:rsid="0125ff09"/>
    </style:style>
    <style:style style:name="T136" style:family="text">
      <style:text-properties officeooo:rsid="0127af30"/>
    </style:style>
    <style:style style:name="T137" style:family="text">
      <style:text-properties officeooo:rsid="0127e4c1"/>
    </style:style>
    <style:style style:name="T138" style:family="text">
      <style:text-properties officeooo:rsid="01284c57"/>
    </style:style>
    <style:style style:name="T139" style:family="text">
      <style:text-properties officeooo:rsid="0129d647"/>
    </style:style>
    <style:style style:name="T140" style:family="text">
      <style:text-properties officeooo:rsid="012dd70d"/>
    </style:style>
    <style:style style:name="T141" style:family="text">
      <style:text-properties officeooo:rsid="012fa5aa"/>
    </style:style>
    <style:style style:name="T142" style:family="text">
      <style:text-properties officeooo:rsid="013050db"/>
    </style:style>
    <style:style style:name="T143" style:family="text">
      <style:text-properties officeooo:rsid="01321059"/>
    </style:style>
    <style:style style:name="T144" style:family="text">
      <style:text-properties officeooo:rsid="013b6460"/>
    </style:style>
    <style:style style:name="T145" style:family="text">
      <style:text-properties officeooo:rsid="0142dd96"/>
    </style:style>
    <style:style style:name="T146" style:family="text">
      <style:text-properties officeooo:rsid="0143dbdb"/>
    </style:style>
    <style:style style:name="T147" style:family="text">
      <style:text-properties officeooo:rsid="01441f05"/>
    </style:style>
    <style:style style:name="T148" style:family="text">
      <style:text-properties officeooo:rsid="0144f60e"/>
    </style:style>
    <style:style style:name="T149" style:family="text">
      <style:text-properties officeooo:rsid="014609bc"/>
    </style:style>
    <style:style style:name="T150" style:family="text">
      <style:text-properties officeooo:rsid="0146c159"/>
    </style:style>
    <style:style style:name="T151" style:family="text">
      <style:text-properties officeooo:rsid="0150ef16"/>
    </style:style>
    <style:style style:name="T152" style:family="text">
      <style:text-properties officeooo:rsid="01525ac1"/>
    </style:style>
    <style:style style:name="T153" style:family="text">
      <style:text-properties officeooo:rsid="015890ef"/>
    </style:style>
    <style:style style:name="T154" style:family="text">
      <style:text-properties fo:font-weight="normal" officeooo:rsid="0111e00b" style:font-weight-asian="normal" style:font-weight-complex="normal"/>
    </style:style>
    <style:style style:name="T155" style:family="text">
      <style:text-properties fo:font-weight="normal" officeooo:rsid="01437234" style:font-weight-asian="normal" style:font-weight-complex="normal"/>
    </style:style>
    <style:style style:name="T156" style:family="text">
      <style:text-properties officeooo:rsid="0174b3bf"/>
    </style:style>
    <style:style style:name="T157" style:family="text">
      <style:text-properties officeooo:rsid="017637c5"/>
    </style:style>
    <style:style style:name="T158" style:family="text">
      <style:text-properties officeooo:rsid="0178a351"/>
    </style:style>
    <style:style style:name="T159" style:family="text">
      <style:text-properties officeooo:rsid="017d0e3b"/>
    </style:style>
    <style:style style:name="T160" style:family="text">
      <style:text-properties officeooo:rsid="017ee4e5"/>
    </style:style>
    <style:style style:name="T161" style:family="text">
      <style:text-properties officeooo:rsid="0182cd9c"/>
    </style:style>
    <style:style style:name="T162" style:family="text">
      <style:text-properties officeooo:rsid="01856464"/>
    </style:style>
    <style:style style:name="T163" style:family="text">
      <style:text-properties officeooo:rsid="0189f38d"/>
    </style:style>
    <style:style style:name="T164" style:family="text">
      <style:text-properties officeooo:rsid="018bf42a"/>
    </style:style>
    <style:style style:name="T165" style:family="text">
      <style:text-properties officeooo:rsid="018d042f"/>
    </style:style>
    <style:style style:name="T166" style:family="text">
      <style:text-properties officeooo:rsid="01906752"/>
    </style:style>
    <style:style style:name="T167" style:family="text">
      <style:text-properties officeooo:rsid="01971901"/>
    </style:style>
    <style:style style:name="T168" style:family="text">
      <style:text-properties officeooo:rsid="01990b0a"/>
    </style:style>
    <style:style style:name="T169" style:family="text">
      <style:text-properties officeooo:rsid="01a6c8ae"/>
    </style:style>
    <style:style style:name="T170" style:family="text">
      <style:text-properties officeooo:rsid="01a6fa24"/>
    </style:style>
    <style:style style:name="T171" style:family="text">
      <style:text-properties officeooo:rsid="01ad193c"/>
    </style:style>
    <style:style style:name="T172" style:family="text">
      <style:text-properties officeooo:rsid="01aec21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Konzeptdokumentation</text:p>
      <text:p text:style-name="P91">von Erwin Oudomvylay und Thanh Pham</text:p>
      <text:p text:style-name="P28"/>
      <text:p text:style-name="P93">Einleitung</text:p>
      <text:p text:style-name="P30">Wir haben uns überlegt, dass wir eine Experience im Themenfeld ‚Unterdrückung’ ansprechen wollen. Dabei soll die Message der Mechanic sein, dass man <text:span text:style-name="T24">während der </text:span>Unterdückung beschränkt ist, was <text:span text:style-name="T25">die </text:span><text:span text:style-name="T26">Steuerung </text:span>angeht. <text:span text:style-name="T67">Zudem</text:span><text:span text:style-name="T2"> kann man </text:span><text:span text:style-name="T4">nur </text:span><text:span text:style-name="T2">in bestimmte Richtungen laufen und man darf sich nicht schneller fortbewegen </text:span><text:span text:style-name="T4">als man eigentlich will</text:span><text:span text:style-name="T2">.</text:span></text:p>
      <text:p text:style-name="P30"/>
      <text:p text:style-name="P30"><text:span text:style-name="T3">Ebenfalls soll die Situationen der </text:span><text:span text:style-name="T57">individuellen </text:span><text:span text:style-name="T3">Charaktere in Form von Dialogen dargestellt werden, weshalb sehr viel Wert auf die Erstellung </text:span><text:span text:style-name="T29">vom Dialogsystem</text:span><text:span text:style-name="T3"> gelegt </text:span><text:span text:style-name="T56">wurde</text:span><text:span text:style-name="T3">. </text:span><text:span text:style-name="T5">Auf World Building und die </text:span><text:span text:style-name="T6">dabei entstehende </text:span><text:span text:style-name="T5">Erschaffung der Welt war die Priorität sehr hoch.</text:span></text:p>
      <text:p text:style-name="P43"/>
      <text:p text:style-name="P44">Wir wollten einen Kontrast am Anfang und am Ende des Spiels haben. Am Anfang hat man die komplette Kontrolle über den Charakter und man kann sich frei rumbewegen.</text:p>
      <text:p text:style-name="P44">Im zweiten Level ist man direkt beschränkt.</text:p>
      <text:p text:style-name="P44">Am Ende hat man wieder die Kontrolle über den Character.</text:p>
      <text:p text:style-name="P43"/>
      <text:p text:style-name="P40">Somit ist die Idee für ein Top-Down 2D Exploration in den Sinn gekommen. Man hat vier verschiedene Richtungen und man muss nach dem Hauptziel suchen. Wenn man mit NPCs spricht, geben sie einem Tipps, was man <text:span text:style-name="T54">ungefähr </text:span>als nächstes machen soll, <text:span text:style-name="T53">aber nicht die direkte Lösung</text:span></text:p>
      <text:p text:style-name="P34"/>
      <text:p text:style-name="P34">Es sollte zwischen Menschen und Tieren unte<text:span text:style-name="T55">r</text:span>schieden werden, damit man als Player <text:span text:style-name="T36">hineininterpretieren kann</text:span>.</text:p>
      <text:p text:style-name="P31"/>
      <text:p text:style-name="P31"/>
      <text:p text:style-name="P94">Geschichte</text:p>
      <text:p text:style-name="P37">Am Anfang der Zeit war die Welt einst, alle haben in kompletter Balance gelebt. Jedes Dorf war unabhängig von anderen und niemand wollte in die Affäre <text:span text:style-name="T33">a</text:span>nderer eingreifen.</text:p>
      <text:p text:style-name="P37"/>
      <text:p text:style-name="P37">Dies <text:span text:style-name="T30">hat angehalten</text:span>, bis <text:span text:style-name="T30">die ersten </text:span>Kristalle auf der Welt entdeckt <text:span text:style-name="T30">wurden</text:span>. <text:span text:style-name="T35">Es besteht aus 8 Elementen, die andere Eigenschaften mit sich geben. </text:span>Diese besaßen Kräfte Jenseits der Welt; Mit dieser Kraft konnte man <text:span text:style-name="T31">andere überzwingen und unterdrücken.</text:span></text:p>
      <text:p text:style-name="P35"><text:span text:style-name="T32">Durch die Konkurrenz vermehrte sich die Interesse und der Anreiz mehrerer Menschen. Dies löste negativen Emotionen auf die Welt aus. </text:span><text:span text:style-name="T37">Dadurch</text:span><text:span text:style-name="T32"> kam ein Überwesen, der dies alles beenden wollte, damit die Balance der Welt erhalten bleibt: Der Dämonenlord.</text:span></text:p>
      <text:p text:style-name="P35"/>
      <text:p text:style-name="P36"><text:span text:style-name="T34">Niemand war zufrienden mit dem Dämonenlord, da er als böse angesehen wurde, der die ganze Kraft für sich haben wollte und deshalb zur Welt kam. </text:span><text:span text:style-name="T35">Aufgrunddessen haben sich alle zusammengetan und nur die </text:span><text:span text:style-name="T38">Q</text:span><text:span text:style-name="T35">ualifiziertesten wurden auserwählt, gegen den Dämonenlord zu kämpfen: Die vier Legenden.</text:span></text:p>
      <text:p text:style-name="P36"/>
      <text:p text:style-name="P37"><text:span text:style-name="T36">Am Ende des alten Zeitalters kämpften sie zu viert gegen ihn. </text:span><text:span text:style-name="T39">Nur mit der Macht der </text:span><text:span text:style-name="T44">verbundenen </text:span><text:span text:style-name="T39">Kristalle konnte der Dämonenlord versiegelt werden. </text:span><text:span text:style-name="T42">Jedoch gab es kein Ende ohne Unfälle;</text:span><text:span text:style-name="T39"> </text:span><text:span text:style-name="T43">Durch die Verschmelzung der Kristalle kam es zu einem starken Impuls, </text:span><text:span text:style-name="T45">so</text:span><text:span text:style-name="T43">dass alle vier gefallen sind</text:span><text:span text:style-name="T39">.</text:span></text:p>
      <text:p text:style-name="P37"/>
      <text:p text:style-name="P37"><text:span text:style-name="T41">D</text:span><text:span text:style-name="T39">ie Kristalle wurden in viele einzelne Fragmente aufgeteilt. </text:span><text:span text:style-name="T40">Nun sind sie überall in der Welt verteilt, jedoch sind die meisten </text:span><text:span text:style-name="T46">bis heute </text:span><text:span text:style-name="T40">unentdeckt. </text:span><text:span text:style-name="T47">Die Konflikte der heutigen Zeit wurden bis heute aufgenommen und </text:span><text:span text:style-name="T49">die Welt </text:span><text:span text:style-name="T47">hat bis heute </text:span><text:span text:style-name="T48">keine Lektion von der Geschichte gelernt</text:span><text:span text:style-name="T47">. </text:span><text:span text:style-name="T50">Vielleicht wird dies sich </text:span><text:span text:style-name="T51">in Zukunft </text:span><text:span text:style-name="T50">ändern...</text:span></text:p>
      <text:p text:style-name="P15"><text:span text:style-name="T62"/></text:p>
      <text:p text:style-name="P95">Steuerung</text:p>
      <text:p text:style-name="P39">Die Steuerung wird direkt am Anfang des Title Screens gezeigt, welches man mit der linken Shifttaste ein- oder ausblenden kann. <text:span text:style-name="T52">Im Default wird die Tastatur angezeigt, für den Fall, dass man das Spiel startet, ohne einen Blick auf die Steuerung gehabt zu haben.</text:span></text:p>
      <text:p text:style-name="P39"/>
      <text:p text:style-name="P39">Mit der Leertaste oder der Z-Taste kann man Aktionen vollführen (z.B. bestätigen, untersuchen, sprechen etc.).</text:p>
      <text:p text:style-name="P38">Mit WASD oder den Pfeiltasten kann man den Player bewegen.</text:p>
      <text:p text:style-name="P45">Mit der linken Shift<text:span text:style-name="T66">t</text:span>aste <text:span text:style-name="T66">gehalt gedrückt </text:span>kann man sprinten.</text:p>
      <text:p text:style-name="P45"/>
      <text:p text:style-name="P42"><text:span text:style-name="T71">Die</text:span><text:span text:style-name="T65"> </text:span><text:span text:style-name="T71">Bewegungss</text:span><text:span text:style-name="T65">teuerung WASD wurde genommen, da dies die Standardsteuerung in PC Games ist. </text:span><text:span text:style-name="T69">Zum Bestätigen wurde die Leertaste entschieden. </text:span><text:span text:style-name="T70">Wir hätten uns eher für die E-Taste entschieden, da dies die Norm </text:span><text:span text:style-name="T83">ist</text:span><text:span text:style-name="T70">, was die Interaktionstaste angeht. </text:span><text:span text:style-name="T71">Ohne </text:span><text:span text:style-name="T70">Mausbewegung </text:span><text:span text:style-name="T75">kann</text:span><text:span text:style-name="T70"> </text:span><text:span text:style-name="T71">zu </text:span><text:span text:style-name="T70">eine</text:span><text:span text:style-name="T71">r</text:span><text:span text:style-name="T70"> eher unangenehme</text:span><text:span text:style-name="T84">n</text:span><text:span text:style-name="T70"> Handhaltung </text:span><text:span text:style-name="T72">kommen </text:span><text:span text:style-name="T70">verglichen zur Leertaste. </text:span><text:span text:style-name="T76">Zusätzlich ist die E-Taste in der 3D Umgebung viel passender </text:span><text:span text:style-name="T85">als in 2D</text:span><text:span text:style-name="T76">. </text:span><text:span text:style-name="T91">Es ist natürlich abhängig von Player zu Player.</text:span></text:p>
      <text:p text:style-name="P42"><text:span text:style-name="T78">Da d</text:span><text:span text:style-name="T73">ies ein 2D Top-Down Spiel ist und </text:span><text:span text:style-name="T91">in </text:span><text:span text:style-name="T86">2D </text:span><text:span text:style-name="T92">in </text:span><text:span text:style-name="T73">den seltensten Fällen keine Sprungmechani</text:span><text:span text:style-name="T77">k</text:span><text:span text:style-name="T73"> </text:span><text:span text:style-name="T93">hat</text:span><text:span text:style-name="T73">, </text:span><text:span text:style-name="T87">wurde für die Leertaste entschieden</text:span><text:span text:style-name="T73">. Ebenfalls ist der </text:span><text:span text:style-name="T70">Daumen frei ist. </text:span><text:span text:style-name="T74">Es ist eine große Fläche und einer der meistverwendetsten Tastaturen. </text:span><text:span text:style-name="T94">Sie liegt auch automatisch auf der Leertaste bei WASD.</text:span></text:p>
      <text:p text:style-name="P38"/>
      <text:p text:style-name="P47">Schon mit dem <text:span text:style-name="T88">Title Screen</text:span> hat man einen guten Überblick, was die Steuerung ist. <text:span text:style-name="T68">Mit den auf dem Title Screen stehenden Tasten muss man fortfahren, damit man mit dem Spiel anfangen kann.</text:span></text:p>
      <text:p text:style-name="P47">Die einzige Ausnahme wäre die Z-Taste, die im Folgenden Abschnitt näher erläuter wird, weshalb für diese Taste entschieden wurde.</text:p>
      <text:p text:style-name="P46"/>
      <text:p text:style-name="P38">Bei der Z-Taste muss man anmerken, dass es sich um das <text:span text:style-name="T1">QWERTY </text:span>Keyboard-Layout handelt. Jedoch kann man mit jedem Layout spielen, es ist nur die Position der Z-Taste gemeint, was links vom X ist. Bei<text:span text:style-name="T95">m</text:span> QWERTZ Layout ist somit die Y-Taste gemeint, was <text:span text:style-name="T81">beim</text:span> QWERTY Layout die Z-Taste entspricht.</text:p>
      <text:p text:style-name="P38"/>
      <text:p text:style-name="P41">Der Grund für die alternative Wahl der Z-Taste, ist, dass <text:span text:style-name="T79">die meisten 2D RPG Games </text:span><text:span text:style-name="T80">die Pfeiltaste als Steuerung </text:span><text:span text:style-name="T82">nutzen und die Z-Taste als Bestätigung verwendet wird. Für diejenigen, die das Muscle Memory als RPG Player haben, ist diese Steuerung viel angenehmer als die WASD Steuerung.</text:span></text:p>
      <text:p text:style-name="P41"/>
      <text:p text:style-name="P48">Wenn man RPG Player ist, muss man nicht direkt Umdenken, was die Z-Taste ist, denn es ist immer die Position links von der X-Taste gemeint. Wenn man als Non-RPG Player bezüglich der Z-Taste verwirrt ist, kann man immer auf WASD + Leerstaste zurückkehren.</text:p>
      <text:p text:style-name="P48"/>
      <text:p text:style-name="P50">Die linke Shifttaste ist die Default Sprinttaste. <text:span text:style-name="T89">Der linke Kleinfinger liegt natürlich auf </text:span><text:span text:style-name="T90">der</text:span><text:span text:style-name="T89"> Shifttaste bei WASD. Wenn man mit der Z-Taste spielt, liegt sie ebenfalls automatisch drauf.</text:span></text:p>
      <text:p text:style-name="P50"/>
      <text:p text:style-name="P49">Alle Steuerungstasten sind während des Spiels verfügbar. Man muss nicht auswählen, für welche Steuerung man sich entschieden muss.</text:p>
      <text:p text:style-name="P96">Animation</text:p>
      <text:p text:style-name="P17"/>
      <text:p text:style-name="P17">Charaktere</text:p>
      <text:p text:style-name="P54">Es wurde eine Spritesheet Animation für Charakter<text:span text:style-name="T113">e</text:span> genommen. Es gibt vier Richtungen zwischen den Player Sprite und dem Soldier Sprite. <text:span text:style-name="T110">Beide haben eine Idle und eine Walk Animation, jedoch hat der Soldier zusätzlich eine Run Animation. </text:span><text:span text:style-name="T111">Je nach Situation </text:span><text:span text:style-name="T112">wird die passende Animation abgespielt.</text:span></text:p>
      <text:p text:style-name="P77">Beide Animation Controller <text:span text:style-name="T158">verwernden den </text:span>Blend Tree.</text:p>
      <text:p text:style-name="P54"/>
      <text:p text:style-name="P18">UI</text:p>
      <text:p text:style-name="P55">Die UI hat primär die Funktion, den Canvas mit flüssige <text:span text:style-name="T159">Übergängen auszustatten. </text:span><text:span text:style-name="T160">D</text:span>as Spiel <text:span text:style-name="T160">soll damit ein </text:span>natürliches Aussehen hervorhebt.</text:p>
      <text:p text:style-name="P52"/>
      <text:p text:style-name="P52"/>
      <text:p text:style-name="P97">Grafik</text:p>
      <text:p text:style-name="P53"><text:span text:style-name="T97">Wir </text:span><text:span text:style-name="T103">haben uns für </text:span><text:span text:style-name="T97">Pixelgrafik </text:span><text:span text:style-name="T103">entschieden</text:span><text:span text:style-name="T98"> mit Dimensionen von </text:span>16x16 – 64x64, <text:span text:style-name="T114">da es einen simplen Look haben soll. </text:span><text:span text:style-name="T102">Weil </text:span><text:span text:style-name="T104">der Fokus auf </text:span><text:span text:style-name="T102">die Geschichte, die Charaktere und die Welt </text:span><text:span text:style-name="T104">liegt, </text:span><text:span text:style-name="T115">wie in </text:span><text:span text:style-name="T99">viele RPGs mit Pixelgrafik, wurde dafür entschieden. </text:span></text:p>
      <text:p text:style-name="P53"><text:span text:style-name="T100">Zugleich wollten wir auch zeigen, </text:span><text:span text:style-name="T101">dass </text:span><text:span text:style-name="T100">auch ein Spiel mit Pixelgrafik ein </text:span><text:span text:style-name="T156">anspruchvolles</text:span><text:span text:style-name="T100"> Thema ansprechen kann.</text:span></text:p>
      <text:p text:style-name="P53"/>
      <text:p text:style-name="P98">Assets</text:p>
      <text:p text:style-name="P56">Alle Assets wurden von itch.io heruntergeladen und besitzen eine Lizenz von CC0.</text:p>
      <text:p text:style-name="P57">Unter Assets/GameAssets sind alle Assets vorhanden <text:span text:style-name="T116">und </text:span><text:span text:style-name="T157">geordnet</text:span>.</text:p>
      <text:p text:style-name="P57"/>
      <text:p text:style-name="P25"/>
      <text:p text:style-name="P99">Hierarchy Struktur <text:span text:style-name="T134">in Unity</text:span></text:p>
      <text:p text:style-name="P75">Mit leeren GameObject wurde die Hierchy ordentlich sortiert, um den Überblick beizubehalten.</text:p>
      <text:p text:style-name="P75"/>
      <text:p text:style-name="P26">Party</text:p>
      <text:p text:style-name="P78">Hier sind der Player und die Party Member drin.</text:p>
      <text:p text:style-name="P76"/>
      <text:p text:style-name="P26">Interactable</text:p>
      <text:p text:style-name="P79">Hier kommen alle interagierbaren Objekte rein. <text:span text:style-name="T161">Unterteilt wird zwischen Props und NPCs. </text:span><text:span text:style-name="T162">Soldaten, die unter Interactable sind, sind nicht feindlich.</text:span></text:p>
      <text:p text:style-name="P76"/>
      <text:p text:style-name="P26">Enemies</text:p>
      <text:p text:style-name="P81">Hier kommt der Enemy Sprite rein. Game Over Bedingung kommt hier rein.</text:p>
      <text:p text:style-name="P76"/>
      <text:p text:style-name="P26">Manager</text:p>
      <text:p text:style-name="P80">Hier sind alle Manager drinnen und deren passenden Skripte.</text:p>
      <text:p text:style-name="P76"/>
      <text:p text:style-name="P26">Hud</text:p>
      <text:p text:style-name="P82">Die UI für den Canvas kommt hier rein.</text:p>
      <text:p text:style-name="P76"/>
      <text:p text:style-name="P26">Camera</text:p>
      <text:p text:style-name="P83">Bei der Camera wurde die 2D Cinemachine <text:span text:style-name="T163">Camera </text:span>verwendet.</text:p>
      <text:p text:style-name="P76"/>
      <text:p text:style-name="P26">Location</text:p>
      <text:p text:style-name="P84">Hier werden die Position<text:span text:style-name="T164">en</text:span> der Orte gespeichert, wo der Player nach einer Room Transition <text:span text:style-name="T165">teleportiert</text:span> wird.</text:p>
      <text:p text:style-name="P26">Grid</text:p>
      <text:p text:style-name="P86"><text:soft-page-break/>Hier sind die ganzen Tilemaps drin.</text:p>
      <text:p text:style-name="P86"/>
      <text:p text:style-name="P26">Static</text:p>
      <text:p text:style-name="P87">Alle Objekte, die sich <text:span text:style-name="T166">in der Szene </text:span>nicht bewegen.</text:p>
      <text:p text:style-name="P76"/>
      <text:p text:style-name="P26">Lighting</text:p>
      <text:p text:style-name="P88">Hier wurde das Light 2D verwendet.</text:p>
      <text:p text:style-name="P76"/>
      <text:p text:style-name="P27">End</text:p>
      <text:p text:style-name="P85">Das End ist ein Trigger für den Escape in Level 03.</text:p>
      <text:p text:style-name="P85"/>
      <text:p text:style-name="P85"/>
      <text:p text:style-name="P102"><text:span text:style-name="T22">Szenen</text:span></text:p>
      <text:p text:style-name="P51">Der Prototyp <text:span text:style-name="T121">beinhaltet </text:span><text:span text:style-name="T153">3 </text:span>Level: Level 0<text:span text:style-name="T153">1</text:span> – 03. <text:span text:style-name="T96">Hier werden die einzelnen Details der Level beschrieben.</text:span></text:p>
      <text:p text:style-name="P51"/>
      <text:p text:style-name="P16">Level 00</text:p>
      <text:p text:style-name="P60">Der Title Screen <text:span text:style-name="T122">führt</text:span><text:span text:style-name="T119"> der </text:span>Player <text:span text:style-name="T122">ein </text:span>mit einer Steuerungserklärung. Nach dem Screen erhält man eine simple Story über den Main Character Tanuki und sein Ziel.</text:p>
      <text:p text:style-name="P60"/>
      <text:p text:style-name="P60"/>
      <text:p text:style-name="P20">Level 01</text:p>
      <text:p text:style-name="P23">Gameplay Mechanic</text:p>
      <text:p text:style-name="P74">Man kann mit WASD / Pfeiltasten laufen und mit Shift sprinten.</text:p>
      <text:p text:style-name="P64">Man kann mit NPCs und Objekten interagieren. Wenn <text:span text:style-name="T125">der </text:span>Player <text:span text:style-name="T126">Sprite Richtung Interactable blickt, </text:span>dann erscheint ein Icon. <text:span text:style-name="T126">Mit Leertaste / Z-</text:span><text:span text:style-name="T127">Taste</text:span><text:span text:style-name="T126"> kann man die Interaktion ausführen.</text:span></text:p>
      <text:p text:style-name="P21"/>
      <text:p text:style-name="P21">Walkthrough</text:p>
      <text:p text:style-name="P62"><text:span text:style-name="T129">Finde Bob und rede mit ihn</text:span>. Er lebt südöstlich vom Dorf. Man muss die Brücke in der Mitte überqueren. Danach kann man den großen <text:span text:style-name="T132">Fels</text:span> links von Tanukis Haus zerstören. Außerhalb der Mauer kommt man <text:span text:style-name="T123">zwei</text:span> Weg entlang. Wenn man Richtung Süden läuft, sieht man einen blauen Kristall. <text:span text:style-name="T124">Beim Interagieren läuft eine Cutscene und es lädt das zweite Level.</text:span></text:p>
      <text:p text:style-name="P61"/>
      <text:p text:style-name="P21">Extras</text:p>
      <text:p text:style-name="P63">Alle NPCs besitzen zwei Dialoge: Bevor und nachdem man mit Bob geredet hat <text:span text:style-name="T131">(Ausnahme: Tarti). </text:span><text:span text:style-name="T133">Die Dialoge passen </text:span><text:span text:style-name="T144">sich entsprechend </text:span><text:span text:style-name="T133">den NPCs an.</text:span></text:p>
      <text:p text:style-name="P69">Shin und Pete haben eine Wette.</text:p>
      <text:p text:style-name="P70">Ken liest ein Buch über die Legende.</text:p>
      <text:p text:style-name="P72">Das Crypt gibt einen Tipp, wie man weiterkommt.</text:p>
      <text:p text:style-name="P73">Die Statuen südlich vom Dorf erzählt von dem Kampf <text:span text:style-name="T145">mit dem Dämonenkönig</text:span>.</text:p>
      <text:p text:style-name="P28"/>
      <text:p text:style-name="P28"/>
      <text:p text:style-name="P66">Level 02</text:p>
      <text:p text:style-name="P24">Gameplay Mechanic</text:p>
      <text:p text:style-name="P24"><text:span text:style-name="T154">Man kann während </text:span><text:span text:style-name="T155">des</text:span><text:span text:style-name="T154"> Level nicht sprinten.</text:span></text:p>
      <text:p text:style-name="P66">Auf dem Weg zur Mine <text:span text:style-name="T146">hin und zurück</text:span> ist man auf eine Richtung beschränkt.</text:p>
      <text:p text:style-name="P67">In der Mine muss man mehrmals auf ein Objekt drücken, damit etwas passier<text:span text:style-name="T128">t.</text:span></text:p>
      <text:p text:style-name="P67"/>
      <text:p text:style-name="P22">Walkthrough</text:p>
      <text:p text:style-name="P68">Rede mit <text:span text:style-name="T135">dem Soldat Gretel und laufe zur Mine. </text:span><text:span text:style-name="T147">Samm</text:span><text:span text:style-name="T148">le</text:span><text:span text:style-name="T136"> 8 Erze, alle sind beleuchtet. </text:span><text:span text:style-name="T137">In der Mitte sind 5 Erze und oben rechts sind 3 Erze. </text:span><text:span text:style-name="T138">Jedes Erz muss 3x angeklickt werden, damit es erfolgreich </text:span><text:span text:style-name="T150">gegraben </text:span><text:span text:style-name="T149">wird</text:span><text:span text:style-name="T138">. </text:span><text:span text:style-name="T140">Rede mit </text:span><text:span text:style-name="T138">Hansel vor dem Mineneingang und </text:span><text:span text:style-name="T141">gib die </text:span><text:span text:style-name="T138">Erze </text:span><text:span text:style-name="T142">ab</text:span><text:span text:style-name="T138">. Nun kann man die </text:span><text:soft-page-break/><text:span text:style-name="T138">Mine verlassen und zurück zum Camp laufen. </text:span><text:span text:style-name="T139">Rede mit Bob im Camp und es lädt das </text:span><text:span text:style-name="T143">nächste </text:span><text:span text:style-name="T139">Level.</text:span></text:p>
      <text:p text:style-name="P68"/>
      <text:p text:style-name="P22">Extras</text:p>
      <text:p text:style-name="P65">Alle NPCs besitzen zwei Dialoge: Bevor und nachdem man <text:span text:style-name="T130">8 Erze </text:span><text:span text:style-name="T131">gesammelt</text:span><text:span text:style-name="T130"> hat</text:span>.</text:p>
      <text:p text:style-name="P71"><text:span text:style-name="T151">Der </text:span>zweite Dialogtext<text:span text:style-name="T151"> von einigen NPCs</text:span> weist draufhin, dass man alle 8 Erze hat, <text:span text:style-name="T152">falls man den Text beim graben überlesen hat</text:span>.</text:p>
      <text:p text:style-name="P1">Kaneki gibt dem Player Tipps, was im n<text:span text:style-name="T8">ächsten Level zu machen ist.</text:span></text:p>
      <text:p text:style-name="P2"><text:span text:style-name="T8">Paul und </text:span><text:span text:style-name="T10">Klein </text:span><text:span text:style-name="T8">sind </text:span><text:span text:style-name="T11">Brüder</text:span><text:span text:style-name="T8">.</text:span></text:p>
      <text:p text:style-name="P3"><text:span text:style-name="T8">In der Lagerhalle sind Statuen von der Legende und man kann damit interagieren.</text:span></text:p>
      <text:p text:style-name="P4"><text:span text:style-name="T8">Nicht alle Soldaten behandeln die Raccoons </text:span><text:span text:style-name="T12">wie das Letzte.</text:span></text:p>
      <text:p text:style-name="P4"><text:span text:style-name="T12"/></text:p>
      <text:p text:style-name="P14"><text:span text:style-name="T12">L</text:span><text:span text:style-name="T8">evel 03</text:span></text:p>
      <text:p text:style-name="P14"><text:span text:style-name="T8">Gameplay Mechanics</text:span></text:p>
      <text:p text:style-name="P7"><text:span text:style-name="T8">Man kann wieder in jede Richtung laufen und sprinten.</text:span></text:p>
      <text:p text:style-name="P6"><text:span text:style-name="T8">Man kann Tore und Schatztruhen öffnen.</text:span></text:p>
      <text:p text:style-name="P10"><text:span text:style-name="T8">Soldaten bewachen die ganze Map und man muss sich </text:span><text:span text:style-name="T13">durchschleichen.</text:span></text:p>
      <text:p text:style-name="P6"><text:span text:style-name="T8"/></text:p>
      <text:p text:style-name="P14"><text:span text:style-name="T8">Waklthrough</text:span></text:p>
      <text:p text:style-name="P8"><text:span text:style-name="T8">Der Weg </text:span><text:span text:style-name="T15">links, </text:span><text:span text:style-name="T8">oben und rechts wird abgedeckt von Soldaten. Man muss unten rum und dann im Gegenuhrzeigersinn laufen. Südwestlich ist die Schatztruhe, was ein Schlüssel besitzt. Danach kann man das Tor im Osten öffnen und entkommen.</text:span></text:p>
      <text:p text:style-name="P5"><text:span text:style-name="T8"/></text:p>
      <text:p text:style-name="P14"><text:span text:style-name="T8">Extras</text:span></text:p>
      <text:p text:style-name="P13"><text:span text:style-name="T17">Das Lighting </text:span><text:span text:style-name="T18">ist</text:span><text:span text:style-name="T17"> </text:span><text:span text:style-name="T8">dunkler, da es die Nachtvariante ist.</text:span></text:p>
      <text:p text:style-name="P12"><text:span text:style-name="T8">Der Eingang zur Mine wurde abgesperrt.</text:span></text:p>
      <text:p text:style-name="P11"><text:span text:style-name="T8">Wenn man ganz südlich </text:span><text:span text:style-name="T14">beim gelben und blauen Haus ist</text:span><text:span text:style-name="T8"> und </text:span><text:span text:style-name="T16">nach links </text:span><text:span text:style-name="T8">läuft, kann man die Schatztruhe auf der anderen Seite des Flusses sehen.</text:span></text:p>
      <text:p text:style-name="P9"><text:span text:style-name="T8">Man kann mit der Schatztruhe nochmal interagieren, nachdem es schon geöffnet wurde.</text:span></text:p>
      <text:p text:style-name="P9"><text:span text:style-name="T8"/></text:p>
      <text:p text:style-name="P9"><text:span text:style-name="T8"/></text:p>
      <text:p text:style-name="P104"><text:span text:style-name="T9">Visual Script</text:span></text:p>
      <text:p text:style-name="P32">Im Folgenden werden alle <text:span text:style-name="T120">Visual Scripts </text:span>ins Detail beschrieben.</text:p>
      <text:p text:style-name="P89">Es wird unterteilt zwischen den Levels 00 und Level 01 – 03, da im Level 00 <text:span text:style-name="T167">der</text:span> Embed Script Graph <text:span text:style-name="T167">für den GameManager und die HUD </text:span><text:span text:style-name="T168">verwendet wurde</text:span>.</text:p>
      <text:p text:style-name="P90">Es wird unterteilt zwischen Graph Scripts <text:span text:style-name="T170">unter Assets/Graphs </text:span><text:span text:style-name="T172">und </text:span>Embed Scripts, <text:span text:style-name="T170">die in verschiedene Szene </text:span><text:span text:style-name="T172">sind</text:span>. </text:p>
      <text:p text:style-name="P108"/>
      <text:p text:style-name="P108"/>
      <text:p text:style-name="P108"/>
      <text:p text:style-name="P106">Embed Script <text:span text:style-name="T169">(Level 00)<text:line-break/>GameManager</text:span></text:p>
      <text:p text:style-name="P109"/>
      <text:p text:style-name="P109"/>
      <text:p text:style-name="P107">DialogueText, MovementText, ActionText, <text:span text:style-name="T171">IntroText</text:span></text:p>
      <text:p text:style-name="P110">Diese Graphs </text:p>
      <text:p text:style-name="P92">Vorhandene Bugs</text:p>
      <text:p text:style-name="P19">Layer Rendering</text:p>
      <text:p text:style-name="P19">Party Member Bewegung</text:p>
      <text:p text:style-name="P19">Cone Raycast</text:p>
      <text:p text:style-name="P58"/>
      <text:p text:style-name="P58"/>
      <text:p text:style-name="P100">Einzelne Leistungsnachweise <text:span text:style-name="T7">von Erwin </text:span><text:span text:style-name="T106">(</text:span><text:span text:style-name="T107">Coding &amp; Design</text:span><text:span text:style-name="T106">)</text:span></text:p>
      <text:p text:style-name="P28">Um das Coding hat sich Erwin gekümmert. <text:span text:style-name="T7">Alle Codes wurden mittels Visual Scripting erstellt. Alle Tutorials wurden als Referenz genommen und dann in eigener </text:span><text:span text:style-name="T104">Bolt Sprache</text:span><text:span text:style-name="T7"> verformt. Alle C# </text:span><text:span text:style-name="T23">Referenzen </text:span><text:span text:style-name="T7">wurden </text:span><text:span text:style-name="T23">danach </text:span><text:span text:style-name="T105">ins </text:span><text:span text:style-name="T7">Visual Scripting übersetzt.</text:span></text:p>
      <text:p text:style-name="P28"/>
      <text:p text:style-name="P103"><text:span text:style-name="T19">Einzelne Leistungsnachweise </text:span><text:span text:style-name="T20">von Thanh </text:span><text:span text:style-name="T21">(Art)</text:span></text:p>
      <text:p text:style-name="P29">Die Grafikauswahl <text:span text:style-name="T7">aller Assets</text:span>, <text:span text:style-name="T108">die</text:span> Layout<text:span text:style-name="T109">s</text:span> der Maps, die Tilemaps und die dazugehörigen Colliders <text:span text:style-name="T7">wurden von Thanh gemacht. Da es ein 2D Spiel ist, mussten viele Ebenen für einzelne Tilemaps kreiert werden, damit diese dementsprechend passend im Spiel aussehen.</text:span></text:p>
      <text:p text:style-name="P29"/>
      <text:p text:style-name="P29"/>
      <text:p text:style-name="P101">Fazit</text:p>
      <text:p text:style-name="P32">Leider wurden kaum Game Over Bedingungen implementiert, was <text:span text:style-name="T27">eigentlich </text:span>die Message der Mechanic aussagen soll. Ein Feedback, dass, wenn man zu oft mit Soldaten redet, dass man bestraft wird. Oder, wenn man sich weigert, <text:span text:style-name="T28">zur </text:span>Mine zu gehen und vom Weg abweicht, dass man eine Verwarnung bekommt und <text:span text:style-name="T58">bei </text:span>kontinulierliche<text:span text:style-name="T58">r</text:span> Flucht <text:span text:style-name="T59">man </text:span>eine<text:span text:style-name="T60">n</text:span> Game Over <text:span text:style-name="T60">bekommt</text:span>.</text:p>
      <text:p text:style-name="P59">Viel Bug fixing wurde betrieben wenn eine neue Mechanik implementiert wurde und nahm sehr viel Zeit weg.</text:p>
      <text:p text:style-name="P33">Dennoch hoffen wir, dass Ihr durch unser Prototyp eine Experience mitnehmen <text:span text:style-name="T118">könnt </text:span><text:span text:style-name="T61">und natürlich Spaß </text:span><text:span text:style-name="T118">hab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3:18:14.908000000</meta:creation-date>
    <dc:date>2024-02-08T23:19:28.312000000</dc:date>
    <meta:editing-duration>PT4H42M41S</meta:editing-duration>
    <meta:editing-cycles>372</meta:editing-cycles>
    <meta:generator>LibreOffice/7.6.2.1$Windows_X86_64 LibreOffice_project/56f7684011345957bbf33a7ee678afaf4d2ba333</meta:generator>
    <meta:document-statistic meta:table-count="0" meta:image-count="0" meta:object-count="0" meta:page-count="6" meta:paragraph-count="128" meta:word-count="1930" meta:character-count="12206" meta:non-whitespace-character-count="10398"/>
  </office:meta>
</office:document-meta>
</file>